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Enterprise Repo Structure</text:span> </text:p>
      <text:p text:style-name="Standard"/>
      <text:p text:style-name="Standard">procurement-intelligence-platform/</text:p>
      <text:p text:style-name="Standard"/>
      <text:p text:style-name="Standard">README.md</text:p>
      <text:p text:style-name="Standard">LICENSE</text:p>
      <text:p text:style-name="Standard"/>
      <text:p text:style-name="Standard">docs/</text:p>
      <text:p text:style-name="Standard"><text:s text:c="2"/>architecture.md</text:p>
      <text:p text:style-name="Standard"><text:s text:c="2"/>threat-model.md</text:p>
      <text:p text:style-name="Standard"><text:s text:c="2"/>soc2-security-controls.md</text:p>
      <text:p text:style-name="Standard"><text:s text:c="2"/>deployment-guide.md</text:p>
      <text:p text:style-name="Standard"/>
      <text:p text:style-name="Standard">n8n/</text:p>
      <text:p text:style-name="Standard"><text:s text:c="2"/>workflows/</text:p>
      <text:p text:style-name="Standard"><text:s text:c="4"/>procurement_data_ingestion.json</text:p>
      <text:p text:style-name="Standard"><text:s text:c="4"/>vendor_price_analysis.json</text:p>
      <text:p text:style-name="Standard"><text:s text:c="4"/>contract_compliance_scan.json</text:p>
      <text:p text:style-name="Standard"><text:s text:c="4"/>executive_report_generation.json</text:p>
      <text:p text:style-name="Standard"/>
      <text:p text:style-name="Standard">services/</text:p>
      <text:p text:style-name="Standard"><text:s text:c="2"/>vendor-intelligence/</text:p>
      <text:p text:style-name="Standard"><text:s text:c="6"/>app.py</text:p>
      <text:p text:style-name="Standard"><text:s text:c="6"/>model.py</text:p>
      <text:p text:style-name="Standard"><text:s text:c="6"/>requirements.txt</text:p>
      <text:p text:style-name="Standard"><text:s text:c="6"/>Dockerfile</text:p>
      <text:p text:style-name="Standard"/>
      <text:p text:style-name="Standard"><text:s text:c="2"/>pricing-anomaly/</text:p>
      <text:p text:style-name="Standard"><text:s text:c="6"/>app.py</text:p>
      <text:p text:style-name="Standard"><text:s text:c="6"/>anomaly_model.py</text:p>
      <text:p text:style-name="Standard"><text:s text:c="6"/>requirements.txt</text:p>
      <text:p text:style-name="Standard"><text:s text:c="6"/>Dockerfile</text:p>
      <text:p text:style-name="Standard"/>
      <text:p text:style-name="Standard"><text:s text:c="2"/>contract-analysis/</text:p>
      <text:p text:style-name="Standard"><text:s text:c="6"/>app.py</text:p>
      <text:p text:style-name="Standard"><text:s text:c="6"/>nlp_parser.py</text:p>
      <text:p text:style-name="Standard"><text:s text:c="6"/>requirements.txt</text:p>
      <text:p text:style-name="Standard"><text:s text:c="6"/>Dockerfile</text:p>
      <text:p text:style-name="Standard"/>
      <text:p text:style-name="Standard"><text:s text:c="2"/>reporting-service/</text:p>
      <text:p text:style-name="Standard"><text:s text:c="6"/>app.py</text:p>
      <text:p text:style-name="Standard"><text:s text:c="6"/>report_generator.py</text:p>
      <text:p text:style-name="Standard"><text:s text:c="6"/>requirements.txt</text:p>
      <text:p text:style-name="Standard"><text:s text:c="6"/>Dockerfile</text:p>
      <text:p text:style-name="Standard"/>
      <text:p text:style-name="Standard">api/</text:p>
      <text:p text:style-name="Standard"><text:s text:c="2"/>gateway/</text:p>
      <text:p text:style-name="Standard"><text:s text:c="6"/>main.py</text:p>
      <text:p text:style-name="Standard"><text:soft-page-break/><text:s text:c="6"/>auth.py</text:p>
      <text:p text:style-name="Standard"><text:s text:c="6"/>requirements.txt</text:p>
      <text:p text:style-name="Standard"><text:s text:c="6"/>Dockerfile</text:p>
      <text:p text:style-name="Standard"/>
      <text:p text:style-name="Standard">ml/</text:p>
      <text:p text:style-name="Standard"><text:s text:c="2"/>pipeline/</text:p>
      <text:p text:style-name="Standard"><text:s text:c="6"/>train_model.py</text:p>
      <text:p text:style-name="Standard"><text:s text:c="6"/>evaluate_model.py</text:p>
      <text:p text:style-name="Standard"><text:s text:c="6"/>register_model.py</text:p>
      <text:p text:style-name="Standard"/>
      <text:p text:style-name="Standard"><text:s text:c="2"/>experiments/</text:p>
      <text:p text:style-name="Standard"><text:s text:c="6"/>experiment_tracking.py</text:p>
      <text:p text:style-name="Standard"/>
      <text:p text:style-name="Standard"><text:s text:c="2"/>data/</text:p>
      <text:p text:style-name="Standard"><text:s text:c="6"/>feature_engineering.py</text:p>
      <text:p text:style-name="Standard"/>
      <text:p text:style-name="Standard">helm/</text:p>
      <text:p text:style-name="Standard"><text:s text:c="2"/>procurement-platform/</text:p>
      <text:p text:style-name="Standard"><text:s text:c="6"/>Chart.yaml</text:p>
      <text:p text:style-name="Standard"><text:s text:c="6"/>values.yaml</text:p>
      <text:p text:style-name="Standard"><text:s text:c="6"/>templates/</text:p>
      <text:p text:style-name="Standard"><text:s text:c="10"/>deployment.yaml</text:p>
      <text:p text:style-name="Standard"><text:s text:c="10"/>service.yaml</text:p>
      <text:p text:style-name="Standard"><text:s text:c="10"/>ingress.yaml</text:p>
      <text:p text:style-name="Standard"><text:s text:c="10"/>configmap.yaml</text:p>
      <text:p text:style-name="Standard"/>
      <text:p text:style-name="Standard">docker/</text:p>
      <text:p text:style-name="Standard"><text:s text:c="2"/>docker-compose.dev.yml</text:p>
      <text:p text:style-name="Standard"/>
      <text:p text:style-name="Standard">monitoring/</text:p>
      <text:p text:style-name="Standard"><text:s text:c="2"/>prometheus/</text:p>
      <text:p text:style-name="Standard"><text:s text:c="6"/>prometheus.yml</text:p>
      <text:p text:style-name="Standard"><text:s text:c="2"/>grafana/</text:p>
      <text:p text:style-name="Standard"><text:s text:c="6"/>procurement_dashboard.json</text:p>
      <text:p text:style-name="Standard"/>
      <text:p text:style-name="Standard">security/</text:p>
      <text:p text:style-name="Standard"><text:s text:c="2"/>dependency_scan.sh</text:p>
      <text:p text:style-name="Standard"><text:s text:c="2"/>container_scan.sh</text:p>
      <text:p text:style-name="Standard"><text:s text:c="2"/>secret_scan.sh</text:p>
      <text:p text:style-name="Standard"/>
      <text:p text:style-name="Standard">redteam/</text:p>
      <text:p text:style-name="Standard"><text:s text:c="2"/>api_attack_simulator.py</text:p>
      <text:p text:style-name="Standard"><text:s text:c="2"/>data_poisoning_test.py</text:p>
      <text:p text:style-name="Standard"><text:s text:c="2"/>workflow_abuse_test.py</text:p>
      <text:p text:style-name="Standard"/>
      <text:p text:style-name="Standard">.github/</text:p>
      <text:p text:style-name="Standard"><text:s text:c="2"/>workflows/</text:p>
      <text:p text:style-name="Standard"><text:s text:c="6"/>ci_pipeline.yml</text:p>
      <text:p text:style-name="Standard"><text:s text:c="6"/>security_scan.yml</text:p>
      <text:p text:style-name="Standard"><text:soft-page-break/><text:s text:c="6"/>docker_build.yml</text:p>
      <text:p text:style-name="Standard"/>
      <text:p text:style-name="Standard">tests/</text:p>
      <text:p text:style-name="Standard"><text:s text:c="2"/>unit/</text:p>
      <text:p text:style-name="Standard"><text:s text:c="6"/>test_vendor_service.py</text:p>
      <text:p text:style-name="Standard"><text:s text:c="6"/>test_anomaly_model.py</text:p>
      <text:p text:style-name="Standard"><text:s text:c="2"/>integration/</text:p>
      <text:p text:style-name="Standard"><text:s text:c="6"/>test_api_pipeline.p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08:14:56.451735100</meta:creation-date>
    <dc:date>2026-03-14T08:19:31.802711800</dc:date>
    <meta:editing-duration>PT4M35S</meta:editing-duration>
    <meta:editing-cycles>1</meta:editing-cycles>
    <meta:document-statistic meta:table-count="0" meta:image-count="0" meta:object-count="0" meta:page-count="3" meta:paragraph-count="86" meta:word-count="88" meta:character-count="1543" meta:non-whitespace-character-count="1216"/>
    <meta:generator>LibreOffice/25.8.5.2$Windows_X86_64 LibreOffice_project/9c8b85f387cc00a89945a79c9e6239f32e450ac2</meta:generator>
  </office:meta>
</office:document-meta>
</file>